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a024" officeooo:paragraph-rsid="0014a024"/>
    </style:style>
    <style:style style:name="P2" style:family="paragraph" style:parent-style-name="Standard">
      <style:text-properties fo:font-variant="normal" fo:text-transform="none" fo:color="#000000" style:font-name="Helvetica Neue" fo:font-size="10.5pt" fo:letter-spacing="normal" fo:font-style="normal" fo:font-weight="normal" officeooo:rsid="0014a024" officeooo:paragraph-rsid="0014a024"/>
    </style:style>
    <style:style style:name="P3" style:family="paragraph" style:parent-style-name="Standard">
      <style:text-properties fo:font-variant="normal" fo:text-transform="none" fo:color="#000000" style:font-name="Helvetica Neue" fo:font-size="10.5pt" fo:letter-spacing="normal" fo:font-style="normal" fo:font-weight="normal" officeooo:rsid="001813d0" officeooo:paragraph-rsid="001813d0"/>
    </style:style>
    <style:style style:name="P4" style:family="paragraph" style:parent-style-name="Standard">
      <style:text-properties fo:font-variant="normal" fo:text-transform="none" fo:color="#000000" style:font-name="Helvetica Neue" fo:font-size="10.5pt" fo:letter-spacing="normal" fo:font-style="normal" fo:font-weight="normal" officeooo:rsid="0019941f" officeooo:paragraph-rsid="0019941f"/>
    </style:style>
    <style:style style:name="T1" style:family="text">
      <style:text-properties officeooo:rsid="001994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lf study 3 – SVMs </text:p>
      <text:p text:style-name="P1"/>
      <text:p text:style-name="P2">In this self study we perform character recognition using SVM classifiers. We use the MNIST dataset, which consists of 70000 handwritten digits 0..9 at a resolution of 28x28 pixels.</text:p>
      <text:p text:style-name="P2"/>
      <text:p text:style-name="P3">On jupyter <text:span text:style-name="T1">I took more notes</text:span></text:p>
      <text:p text:style-name="P3"/>
      <text:p text:style-name="P4">But general picture , non linear kernels work better with this type of complex data. Since it is images.. The C parameter affects <text:s/>the accuracy aswell. When using rbf with a high C parameter it quite overfits because it pays too much attention on the training features</text:p>
      <text:p text:style-name="P4"/>
      <text:p text:style-name="P4">Did not implement another feature function altought basically wanted to created a new feature space by making a data transformation of the the current image. An idea could be to rotate all of the pixels that have”data” to be in the same position. Rotate ?</text:p>
      <text:p text:style-name="P4"/>
      <text:p text:style-name="P4">A custom kernel was implemented but it was quite a simple one, the training data multiplied by the test data and divided by 255 which is like a normalization rate? I tried my best tho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0T18:21:38.799759732</meta:creation-date>
    <meta:generator>LibreOffice/6.0.7.3$Linux_X86_64 LibreOffice_project/00m0$Build-3</meta:generator>
    <dc:date>2020-05-31T09:54:02.904792349</dc:date>
    <meta:editing-duration>PT1H47M10S</meta:editing-duration>
    <meta:editing-cycles>2</meta:editing-cycles>
    <meta:document-statistic meta:table-count="0" meta:image-count="0" meta:object-count="0" meta:page-count="1" meta:paragraph-count="6" meta:word-count="166" meta:character-count="935" meta:non-whitespace-character-count="772"/>
  </office:meta>
</office:document-meta>
</file>